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990e"/>
    </style:style>
    <style:style style:name="T2" style:family="text">
      <style:text-properties officeooo:rsid="00110a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 <text:span text:style-name="T1">Tentativa de conexão com rede visitantes com o exemplo do professor.</text:span></text:p>
      <text:p text:style-name="Standard"/>
      <text:p text:style-name="Standard">→ <text:span text:style-name="T1">O ESP32 conectou à rede, mas o ip disponível não funcionou mesmo conectado a mesma rede do microcontrolador.</text:span></text:p>
      <text:p text:style-name="Standard"/>
      <text:p text:style-name="Standard">→ <text:span text:style-name="T1">Após pesquisar, chegou-se à coclusão de que para conectar à rede eduroam (com identidade e senha), seria necessário utilizar um método diferente.</text:span></text:p>
      <text:p text:style-name="Standard"/>
      <text:p text:style-name="Standard">→ <text:span text:style-name="T1">Instalação do framework ESP-IDF para programação (levou a tarde toda).</text:span></text:p>
      <text:p text:style-name="Standard"/>
      <text:p text:style-name="Standard">→ <text:span text:style-name="T2">Próximo passo: estudar programação no ESP-IDF e implementar um método para se conectar à rede eduroa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6:50:15.789853563</meta:creation-date>
    <dc:date>2024-10-20T15:38:08.719895131</dc:date>
    <meta:editing-duration>PT4M38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5" meta:word-count="82" meta:character-count="502" meta:non-whitespace-character-count="425"/>
  </office:meta>
</office:document-meta>
</file>